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400000514EA8FED350753CFF8.png" manifest:media-type="image/png"/>
  <manifest:file-entry manifest:full-path="Pictures/100000000000039800000200044FD0487FE10E7E.png" manifest:media-type="image/png"/>
  <manifest:file-entry manifest:full-path="Pictures/10000001000002000000020005A07FF19649A838.png" manifest:media-type="image/png"/>
  <manifest:file-entry manifest:full-path="Pictures/1000000000000168000001681094D0799FE567F5.png" manifest:media-type="image/png"/>
  <manifest:file-entry manifest:full-path="Pictures/100000000000040000000400594437C0A7DFDE3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9.25cm" svg:height="9.25cm" svg:x="1.5cm" svg:y="1.25cm">
          <draw:image xlink:href="Pictures/100000000000040000000400594437C0A7DFDE39.jpg" xlink:type="simple" xlink:show="embed" xlink:actuate="onLoad" draw:mime-type="image/jpeg">
            <text:p/>
          </draw:image>
        </draw:frame>
        <draw:frame draw:style-name="gr1" draw:text-style-name="P1" draw:layer="layout" svg:width="8.5cm" svg:height="8.5cm" svg:x="11.5cm" svg:y="1.25cm">
          <draw:image xlink:href="Pictures/10000001000002000000020005A07FF19649A838.png" xlink:type="simple" xlink:show="embed" xlink:actuate="onLoad" draw:mime-type="image/png">
            <text:p/>
          </draw:image>
        </draw:frame>
        <draw:frame draw:style-name="gr1" draw:text-style-name="P1" draw:layer="layout" svg:width="14.325cm" svg:height="9.492cm" svg:x="1cm" svg:y="10cm">
          <draw:image xlink:href="Pictures/100000000000039800000200044FD0487FE10E7E.png" xlink:type="simple" xlink:show="embed" xlink:actuate="onLoad" draw:mime-type="image/png">
            <text:p/>
          </draw:image>
        </draw:frame>
        <draw:frame draw:style-name="gr1" draw:text-style-name="P1" draw:layer="layout" svg:width="9.524cm" svg:height="9.524cm" svg:x="10.226cm" svg:y="18.476cm">
          <draw:image xlink:href="Pictures/1000000000000168000001681094D0799FE567F5.png" xlink:type="simple" xlink:show="embed" xlink:actuate="onLoad" draw:mime-type="image/png">
            <text:p/>
          </draw:image>
        </draw:frame>
        <draw:frame draw:style-name="gr1" draw:text-style-name="P1" draw:layer="layout" svg:width="7.705cm" svg:height="7.705cm" svg:x="1.045cm" svg:y="20.995cm">
          <draw:image xlink:href="Pictures/100000000000051400000514EA8FED350753CFF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1T16:07:39.336481562</meta:creation-date>
    <dc:date>2022-08-11T16:11:05.184899534</dc:date>
    <meta:editing-duration>PT3M27S</meta:editing-duration>
    <meta:editing-cycles>1</meta:editing-cycles>
    <meta:document-statistic meta:object-count="5"/>
    <meta:generator>LibreOffice/7.3.5.2$Linux_X86_64 LibreOffice_project/30$Build-2</meta:generator>
  </office:meta>
</office:document-meta>
</file>